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095866" fo:background-color="#ffff00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officeooo:paragraph-rsid="00095866" fo:background-color="transparent"/>
    </style:style>
    <style:style style:name="P5" style:family="paragraph" style:parent-style-name="Standard">
      <style:text-properties officeooo:paragraph-rsid="00095866"/>
    </style:style>
    <style:style style:name="T1" style:family="text">
      <style:text-properties style:font-name="SFMono-Regular"/>
    </style:style>
    <style:style style:name="T2" style:family="text">
      <style:text-properties style:font-name="SFMono-Regular" fo:background-color="#ffff00" loext:char-shading-value="0"/>
    </style:style>
    <style:style style:name="T3" style:family="text">
      <style:text-properties style:font-name="SFMono-Regular" fo:background-color="transparent" loext:char-shading-value="0"/>
    </style:style>
    <style:style style:name="T4" style:family="text">
      <style:text-properties style:font-name="SFMono-Regular"/>
    </style:style>
    <style:style style:name="T5" style:family="text">
      <style:text-properties officeooo:rsid="00095866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95866" fo:background-color="transparent" loext:char-shading-value="0"/>
    </style:style>
    <style:style style:name="T8" style:family="text">
      <style:text-properties fo:background-color="#ffff00" loext:char-shading-value="0"/>
    </style:style>
    <style:style style:name="T9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alar o Prisma como dependência de desenvolvimento.</text:p>
      <text:p text:style-name="P1">npm i -D prisma</text:p>
      <text:p text:style-name="P3"/>
      <text:p text:style-name="P3">Ajustar a propriedade <text:span text:style-name="T1">DATABASE_URL</text:span> no arquivo <text:span text:style-name="T1">.env</text:span>.</text:p>
      <text:p text:style-name="P4"/>
      <text:p text:style-name="P4">Rodar o comando</text:p>
      <text:p text:style-name="P4"><text:s/><text:span text:style-name="T2">npx prisma db pull</text:span><text:span text:style-name="T8"> </text:span></text:p>
      <text:p text:style-name="P5"><text:span text:style-name="T6">para que o prisma gere o modelo dos seus </text:span><text:span text:style-name="T7">banco</text:span><text:span text:style-name="T6"> baseado no que foi criado </text:span></text:p>
      <text:p text:style-name="P5"><text:span text:style-name="T6"/></text:p>
      <text:p text:style-name="P5"><text:span text:style-name="T6">Rode o comando </text:span></text:p>
      <text:p text:style-name="P2"><text:span text:style-name="T1">npx prisma generate</text:span> </text:p>
      <text:p text:style-name="P5"><text:span text:style-name="T6">que irá criar o Prisma Client, e no terminal te dará o código de conexão que você irá colar no arquivo </text:span><text:span text:style-name="T3">database.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03:19:26.521930918</meta:creation-date>
    <dc:date>2023-09-20T03:26:07.089557455</dc:date>
    <meta:editing-duration>PT6M4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8" meta:character-count="377" meta:non-whitespace-character-count="313"/>
  </office:meta>
</office:document-meta>
</file>